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7f65e" officeooo:paragraph-rsid="0007f65e"/>
    </style:style>
    <style:style style:name="P2" style:family="paragraph" style:parent-style-name="Standard">
      <style:paragraph-properties fo:line-height="200%"/>
      <style:text-properties style:font-name="Times New Roman" officeooo:rsid="000779d9" officeooo:paragraph-rsid="000779d9"/>
    </style:style>
    <style:style style:name="P3" style:family="paragraph" style:parent-style-name="Standard">
      <style:paragraph-properties fo:line-height="200%"/>
      <style:text-properties style:font-name="Times New Roman" officeooo:rsid="0025b1b0" officeooo:paragraph-rsid="0025b1b0"/>
    </style:style>
    <style:style style:name="P4" style:family="paragraph" style:parent-style-name="Standard">
      <style:paragraph-properties fo:line-height="200%"/>
      <style:text-properties style:font-name="Times New Roman" officeooo:rsid="00206687" officeooo:paragraph-rsid="00206687"/>
    </style:style>
    <style:style style:name="T1" style:family="text">
      <style:text-properties officeooo:rsid="000801f5"/>
    </style:style>
    <style:style style:name="T2" style:family="text">
      <style:text-properties officeooo:rsid="000bf098"/>
    </style:style>
    <style:style style:name="T3" style:family="text">
      <style:text-properties officeooo:rsid="0024db09"/>
    </style:style>
    <style:style style:name="T4" style:family="text">
      <style:text-properties officeooo:rsid="0025b1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leksandr Yardas</text:p>
      <text:p text:style-name="P3">SPN-105-01</text:p>
      <text:p text:style-name="P3">10/31/2016</text:p>
      <text:p text:style-name="P2">Composicíon 2: Tu casa ideal <text:span text:style-name="T4">FINAL</text:span></text:p>
      <text:p text:style-name="P2"/>
      <text:p text:style-name="P2"/>
      <text:p text:style-name="P1"><text:tab/>Mi casa ideal es un cabaña en la Sierra Nevada. <text:span text:style-name="T1">Yo vivo en la casa con mi familia. </text:span>La casa es de madera y metal, y tiene tres pisos.<text:span text:style-name="T2"> Hay un baño en cada piso, y cada baño tiene una bañera, una ducha, un lavabo y un inodoro. El primero piso también tiene un baño con las cosas mismas. Y también hay una alcoba con tres camas y una ventana pero no hay otros muebles en esa alcoba. El segundo piso tiene la cocina y la comedor, pero sin el baño todos estos cuartos son partes de cuarto mismo y por eso la paredes solo en este piso estan en el baño. Mucho de segundo piso es un gran sala con una gran alfombra de color café es en toda la sala. Todos los muebles en el segunda piso son viejos y buenos. Hay dos sofás negros de cuero y dos sillones grises de algodon en la sala, y hay una televisión grande en una mesa también. El comedor es un parte de sala y tiene una muy gran mesa de madera de color café para comer y tiene muchas sillas rojas, y porque esto es posible para muchas personas comer ahí. La cocina tiene muchas cosas para hacer comida pero yo no se que los sustantivos están para esas cosas. En la tercero piso hay tres alcobas y cada alcoba es diferente. Hay un baño que es como los baños otros en la casa. El primera alcoba tiene tres camas y dos mesitas que cada tiene una lámpara, y hay una ventana. En el segunda alcoba hay dos camas y una mesita con una lámpara, y tiene dos ventanas. La tercera alcoba tiene solo una sala pero tiene dos mesitas, y hay una gran ventana.</text:span></text:p>
      <text:p text:style-name="P1"/>
      <text:p text:style-name="P1"><text:tab/><text:span text:style-name="T3">Mi rutina diaria en la casa empieza cuando me despierto en la cama del tercera alcoba de la tercera piso a las cuatro y media de la mañana. Siguiente esto me levanto para duchome en el baño y luego me visto. Por lo general, me pongo una camiseta de algodón y los jeans azules y los calcetines </text:span><text:soft-page-break/><text:span text:style-name="T3">lanas y zapatos negros porque esos ropas son muy cómodas. Finalmente, me como la primera comida en la cocina para mi familia. Después hago ejercisio en el primero piso a la once hasta diez en punto de la mañana que es cuando descanso hasta mediodía luego almuerzo hasta una en punto de la tarde. En seguida después de comer trabajo hasta seis menos diez de la noche y por lo general hago mi tercea comida con mi familia a las seis y media de la noche, pero antes de esto me baño en mi bañera. Después de la comida de la noche, me cepillo los dientes y me quito todas mis ropas menos mi ropa interior. Por fin, me acuesto y en seguida me duer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0:53:05.988226000</meta:creation-date>
    <dc:date>2016-10-31T11:24:14.578135000</dc:date>
    <meta:editing-duration>PT1H59M38S</meta:editing-duration>
    <meta:editing-cycles>15</meta:editing-cycles>
    <meta:generator>LibreOffice/5.2.2.2$MacOSX_X86_64 LibreOffice_project/8f96e87c890bf8fa77463cd4b640a2312823f3ad</meta:generator>
    <meta:document-statistic meta:table-count="0" meta:image-count="0" meta:object-count="0" meta:page-count="2" meta:paragraph-count="6" meta:word-count="488" meta:character-count="2497" meta:non-whitespace-character-count="2013"/>
  </office:meta>
</office:document-meta>
</file>